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normal" officeooo:rsid="0018af55" officeooo:paragraph-rsid="0018af55" style:font-weight-asian="normal" style:font-weight-complex="normal"/>
    </style:style>
    <style:style style:name="P2" style:family="paragraph" style:parent-style-name="Standard">
      <style:text-properties style:text-position="0% 100%" fo:font-weight="normal" officeooo:rsid="001a0d48" officeooo:paragraph-rsid="001a0d48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1bbe6a" officeooo:paragraph-rsid="001bbe6a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c7746" officeooo:paragraph-rsid="001c7746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d0623" officeooo:paragraph-rsid="001d0623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d4c86" officeooo:paragraph-rsid="001d4c86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d9332" officeooo:paragraph-rsid="001d93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th and immortality</text:p>
      <text:p text:style-name="P2">Change DNA, repair cells, create artificial organs</text:p>
      <text:p text:style-name="P2">Fitbit</text:p>
      <text:p text:style-name="P2"/>
      <text:p text:style-name="P2">Genetically modified babies</text:p>
      <text:p text:style-name="P2">Talk to the state vs pay private entity</text:p>
      <text:p text:style-name="P2"/>
      <text:p text:style-name="P2">Transhumanism – use technology to live longer</text:p>
      <text:p text:style-name="P2">Cell death</text:p>
      <text:p text:style-name="P2"/>
      <text:p text:style-name="P2">Cryogenia – keep people in the cold just before they die</text:p>
      <text:p text:style-name="P2">Private labs</text:p>
      <text:p text:style-name="P2"/>
      <text:p text:style-name="P2">Longer life exptentancy</text:p>
      <text:p text:style-name="P2">Cardiovascularity and cells</text:p>
      <text:p text:style-name="P2"/>
      <text:p text:style-name="P2">App to download description of cells</text:p>
      <text:p text:style-name="P2"/>
      <text:p text:style-name="P2">Biotech</text:p>
      <text:p text:style-name="P2">Modify cells to increase life expectancy</text:p>
      <text:p text:style-name="P2"/>
      <text:p text:style-name="P2">Elder france – handicapped and disabled people</text:p>
      <text:p text:style-name="P2"/>
      <text:p text:style-name="P2">Apps to make life longer</text:p>
      <text:p text:style-name="P2">Blood transfusion</text:p>
      <text:p text:style-name="P2"/>
      <text:p text:style-name="P3">Modify tip of DNA so it ages less</text:p>
      <text:p text:style-name="P3">Need decades to see if it works – will cells be prolonged?</text:p>
      <text:p text:style-name="P3"/>
      <text:p text:style-name="P3">Microchips</text:p>
      <text:p text:style-name="P3"/>
      <text:p text:style-name="P3">Improve health + autonomy of handicapped people</text:p>
      <text:p text:style-name="P3">Health system transformed – chronic diseases, cancer, aging</text:p>
      <text:p text:style-name="P3">Not a business system</text:p>
      <text:p text:style-name="P3">Patients are not paying for innovation, but insurance third-party is paying</text:p>
      <text:p text:style-name="P3">Answers to facts, real needs NOT just hypotheses</text:p>
      <text:p text:style-name="P3">Complex health world: corporations, regulations, etc.</text:p>
      <text:p text:style-name="P3"/>
      <text:p text:style-name="P3">How to sell innovation, who to address it to?</text:p>
      <text:p text:style-name="P3">i.e. connected wheel chair</text:p>
      <text:p text:style-name="P3">Find potential patient clients?</text:p>
      <text:p text:style-name="P3">Overcome unforseen accidents?</text:p>
      <text:p text:style-name="P3">Innovation with purpose</text:p>
      <text:p text:style-name="P3"/>
      <text:p text:style-name="P3">Simplest innovations most successful</text:p>
      <text:p text:style-name="P3">Simple needs require simple solutions</text:p>
      <text:p text:style-name="P3">Digitally manage to reduce waiting times</text:p>
      <text:p text:style-name="P3"/>
      <text:p text:style-name="P4">Problem only solved if you’re rich and have money?</text:p>
      <text:p text:style-name="P4">Biology is trial and error</text:p>
      <text:p text:style-name="P4">Social security may help but has limited resources</text:p>
      <text:p text:style-name="P4"/>
      <text:p text:style-name="P4"><text:soft-page-break/>Embryo is to be modified</text:p>
      <text:p text:style-name="P4"/>
      <text:p text:style-name="P4">Tech accessible but not easy</text:p>
      <text:p text:style-name="P4"/>
      <text:p text:style-name="P4">Modify DNA through computer</text:p>
      <text:p text:style-name="P4">Substitute genes</text:p>
      <text:p text:style-name="P4"/>
      <text:p text:style-name="P4">Everyone has access to genetics?</text:p>
      <text:p text:style-name="P4">Biology and IT is hard</text:p>
      <text:p text:style-name="P4">Modify one gene without modifying other?</text:p>
      <text:p text:style-name="P4">Intertwined functions?</text:p>
      <text:p text:style-name="P4">How memory works?</text:p>
      <text:p text:style-name="P4">How brain works?</text:p>
      <text:p text:style-name="P4">How to make AI?</text:p>
      <text:p text:style-name="P4"/>
      <text:p text:style-name="P4">App for people with chronic lung disease</text:p>
      <text:p text:style-name="P5">Connected objects</text:p>
      <text:p text:style-name="P5"/>
      <text:p text:style-name="P4">Health arena complex with many stakeholders</text:p>
      <text:p text:style-name="P4">Meet the exact user and purpose, their health needs</text:p>
      <text:p text:style-name="P5">Focus on true usage of innovation – really know who the user will be</text:p>
      <text:p text:style-name="P5">Have <text:span text:style-name="T1">feedback/interaction with users </text:span>(direct, or indirect through associations)</text:p>
      <text:p text:style-name="P5">Can find solution by confronting true problem</text:p>
      <text:p text:style-name="P5">Convince patient + who will pay (doctors, institutions, IT people)</text:p>
      <text:p text:style-name="P5">Else find yourself alone</text:p>
      <text:p text:style-name="P5"/>
      <text:p text:style-name="P5">Don’t hesitate to talk about your project – different stakeholders, economists</text:p>
      <text:p text:style-name="P5">Will have different ideas</text:p>
      <text:p text:style-name="P5">Micro vs macro view</text:p>
      <text:p text:style-name="P5"/>
      <text:p text:style-name="P5">Be realistic</text:p>
      <text:p text:style-name="P5"/>
      <text:p text:style-name="P5">Fear of genetically modified humans</text:p>
      <text:p text:style-name="P5">Don’t know how work – in a few decades could see disasters as modified babies grow up?</text:p>
      <text:p text:style-name="P5"/>
      <text:p text:style-name="P5">Health start up + regulation difficulty</text:p>
      <text:p text:style-name="P5">Respond to 3 questions:</text:p>
      <text:p text:style-name="P5">1. What is my innovation all about.</text:p>
      <text:p text:style-name="P5">Am I unique – books, internet, different countries, etc. (put effort)</text:p>
      <text:p text:style-name="P5">2. Who is my target? Patient, health, etc?</text:p>
      <text:p text:style-name="P5">3. Is it too complicated? Who will pay? Is the target right?</text:p>
      <text:p text:style-name="P6">French patients don’t want to pay</text:p>
      <text:p text:style-name="P6"/>
      <text:p text:style-name="P6">Barriers:</text:p>
      <text:p text:style-name="P6">No free time for doctors.</text:p>
      <text:p text:style-name="P6"/>
      <text:p text:style-name="P6">Once have target and community, become <text:span text:style-name="T1">credible</text:span></text:p>
      <text:p text:style-name="P6"/>
      <text:p text:style-name="P6">Crowdfunding</text:p>
      <text:p text:style-name="P6"/>
      <text:p text:style-name="P6">Pension scheme + immortality?</text:p>
      <text:p text:style-name="P6">Increase/retire pension age – but young people have no jobs? Imbalance?</text:p>
      <text:p text:style-name="P6"><text:soft-page-break/>Who will pay?</text:p>
      <text:p text:style-name="P6"/>
      <text:p text:style-name="P6">AI ethical responsibility. Can we let robots diagnose?</text:p>
      <text:p text:style-name="P6">Surgical robots</text:p>
      <text:p text:style-name="P6">But doctor in command</text:p>
      <text:p text:style-name="P6"/>
      <text:p text:style-name="P6">AI helps and reassures patients in diagnosis?</text:p>
      <text:p text:style-name="P6">The worrying part: Ethics – data</text:p>
      <text:p text:style-name="P6"/>
      <text:p text:style-name="P6">Connected objects. Trace back causes.</text:p>
      <text:p text:style-name="P6"/>
      <text:p text:style-name="P6">World overpopulation. Limited planet resources.</text:p>
      <text:p text:style-name="P6">People killed by bacteria, chronic diseases</text:p>
      <text:p text:style-name="P6">But still no system to support people who live old</text:p>
      <text:p text:style-name="P6"/>
      <text:p text:style-name="P7">Unequal access to health resources – live in different area – impacts life expectancy</text:p>
      <text:p text:style-name="P7"/>
      <text:p text:style-name="P7">Live longer, better, etc.</text:p>
      <text:p text:style-name="P7">Still utopia because not using all technologies, i.e. 3 proteins, aging, etc</text:p>
      <text:p text:style-name="P7">But progress, IT makes progress faster than biology</text:p>
      <text:p text:style-name="P7">Existing innovations make life bette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3:56:40.714668705</meta:creation-date>
    <dc:date>2019-09-04T15:04:17.947922702</dc:date>
    <meta:editing-duration>PT4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1" meta:word-count="526" meta:character-count="3355" meta:non-whitespace-character-count="2907"/>
  </office:meta>
</office:document-meta>
</file>